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T1" style:family="text">
      <style:text-properties officeooo:rsid="0000cfc0"/>
    </style:style>
    <style:style style:name="T2" style:family="text">
      <style:text-properties officeooo:rsid="0001cc2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Reflection &amp; Justification Document</text:span></text:p>
      <text:h text:style-name="Heading_20_2" text:outline-level="2">Design Decisions and Architectural Choices</text:h>
      <text:p text:style-name="Text_20_body">The system is designed to facilitate UAV strategic deconfliction by detecting and resolving potential conflicts in planned flight paths. The architecture follows a modular approach, ensuring flexibility and scalability. The primary components include:</text:p>
      <text:list xml:id="list3548090073" text:style-name="L6">
        <text:list-item>
          <text:p text:style-name="P6"><text:span text:style-name="Strong_20_Emphasis">Flight Data Processing Module</text:span>: Loads UAV flight data and primary mission details.</text:p>
        </text:list-item>
        <text:list-item>
          <text:p text:style-name="P6"><text:span text:style-name="Strong_20_Emphasis">Conflict Detection Engine</text:span>: Compares flight paths and determines spatial and temporal conflicts.</text:p>
        </text:list-item>
        <text:list-item>
          <text:p text:style-name="P6"><text:span text:style-name="Strong_20_Emphasis">Visualization Module</text:span>: Uses 3D trajectory plotting to represent mission paths and conflict points.</text:p>
        </text:list-item>
      </text:list>
      <text:p text:style-name="Text_20_body">The choice of Python, along with NumPy,<text:span text:style-name="T2">SciPy</text:span> and Plotly, enables efficient numerical computation, smooth trajectory interpolation, and clear data visualization.</text:p>
      <text:h text:style-name="Heading_20_2" text:outline-level="2">Spatial and Temporal Checks</text:h>
      <text:p text:style-name="Text_20_body">Spatial and temporal checks are crucial for conflict detection, ensuring UAVs maintain safe distances from each other at all times. These checks are implemented as follows:</text:p>
      <text:list xml:id="list3792687202" text:style-name="L2">
        <text:list-item>
          <text:p text:style-name="P2"><text:span text:style-name="Strong_20_Emphasis">Spatial Checks</text:span>: A <text:span text:style-name="Strong_20_Emphasis">3D Euclidean distance calculation</text:span> determines proximity between UAVs. If the distance falls below a defined threshold, a conflict is flagged.</text:p>
        </text:list-item>
        <text:list-item>
          <text:p text:style-name="P2"><text:span text:style-name="Strong_20_Emphasis">Temporal Checks</text:span>: UAV trajectories are compared based on their timestamps. If two UAVs are predicted to occupy the same airspace within a small time window, a temporal conflict is detected.</text:p>
        </text:list-item>
        <text:list-item>
          <text:p text:style-name="P2"><text:span text:style-name="Strong_20_Emphasis">Interpolation for Continuous Monitoring</text:span>: <text:span text:style-name="Strong_20_Emphasis">Cubic Spline interpolation</text:span> is used to generate smooth flight paths, allowing for accurate conflict detection at finer time intervals.</text:p>
        </text:list-item>
      </text:list>
      <text:h text:style-name="Heading_20_2" text:outline-level="2">AI Integration (if applicable)</text:h>
      <text:p text:style-name="Text_20_body">While the current implementation relies on deterministic conflict detection, AI can be integrated in future iterations for:</text:p>
      <text:list xml:id="list3961849304" text:style-name="L3">
        <text:list-item>
          <text:p text:style-name="P3"><text:span text:style-name="Strong_20_Emphasis">Predictive Conflict Resolution</text:span>: Machine learning models can predict potential conflicts based on historical flight data and suggest alternative flight paths.</text:p>
        </text:list-item>
        <text:list-item>
          <text:p text:style-name="P3"><text:span text:style-name="Strong_20_Emphasis">Reinforcement Learning for Route Optimization</text:span>: UAVs can dynamically adjust their paths using reinforcement learning algorithms, minimizing conflicts while optimizing travel time.</text:p>
        </text:list-item>
        <text:list-item>
          <text:p text:style-name="P3"><text:span text:style-name="Strong_20_Emphasis">Computer Vision for Collision Avoidance</text:span>: If equipped with onboard cameras, UAVs can use AI-based computer vision to detect obstacles in real time.</text:p>
        </text:list-item>
      </text:list>
      <text:h text:style-name="Heading_20_2" text:outline-level="2"><text:soft-page-break/>Testing Strategy and Edge Cases</text:h>
      <text:p text:style-name="Text_20_body">The system undergoes rigorous testing using both simulated and real-world flight data. The testing strategy includes:</text:p>
      <text:list xml:id="list3065850062" text:style-name="L4">
        <text:list-item>
          <text:p text:style-name="P4"><text:span text:style-name="Strong_20_Emphasis">Unit Testing</text:span>: Individual modules, such as flight data loading and conflict detection, are tested independently.</text:p>
        </text:list-item>
        <text:list-item>
          <text:p text:style-name="P4"><text:span text:style-name="Strong_20_Emphasis">Edge Case Testing</text:span>:</text:p>
          <text:list>
            <text:list-item>
              <text:p text:style-name="P4"><text:span text:style-name="Strong_20_Emphasis">High Traffic Scenarios</text:span>: Simulating high-density UAV operations to test system stability.</text:p>
            </text:list-item>
            <text:list-item>
              <text:p text:style-name="P4"><text:span text:style-name="Strong_20_Emphasis">Near-Miss Scenarios</text:span>: Ensuring UAVs correctly detect and respond to potential collisions.</text:p>
            </text:list-item>
            <text:list-item>
              <text:p text:style-name="P4"><text:span text:style-name="Strong_20_Emphasis">Latency Tests</text:span>: Measuring the system’s real-time responsiveness to detect and resolve conflicts.</text:p>
            </text:list-item>
          </text:list>
        </text:list-item>
      </text:list>
      <text:h text:style-name="Heading_20_2" text:outline-level="2">Scaling for Real-World Deployment</text:h>
      <text:p text:style-name="Text_20_body">To scale the system for handling tens of thousands of drones, several improvements are required:</text:p>
      <text:list xml:id="list2806061888" text:style-name="L5">
        <text:list-item>
          <text:p text:style-name="P5"><text:span text:style-name="Strong_20_Emphasis">Cloud-Based Processing</text:span>: Offloading computations to a <text:span text:style-name="Strong_20_Emphasis">distributed cloud infrastructure</text:span> (e.g., AWS, Azure) to handle high-volume data.</text:p>
        </text:list-item>
        <text:list-item>
          <text:p text:style-name="P5"><text:span text:style-name="Strong_20_Emphasis">Edge Computing</text:span>: Deploying lightweight conflict detection models on UAVs themselves to reduce latency.</text:p>
        </text:list-item>
        <text:list-item>
          <text:p text:style-name="P5"><text:span text:style-name="Strong_20_Emphasis">Optimized Data Structures</text:span>: Implementing <text:span text:style-name="Strong_20_Emphasis">spatial indexing techniques</text:span> (e.g., KD-Trees, R-Trees) to speed up proximity queries.</text:p>
        </text:list-item>
        <text:list-item>
          <text:p text:style-name="P5"><text:span text:style-name="Strong_20_Emphasis">Decentralized Coordination</text:span>: Utilizing <text:span text:style-name="Strong_20_Emphasis">blockchain or swarm intelligence</text:span> for efficient UAV traffic management without a central control unit.</text:p>
        </text:list-item>
        <text:list-item>
          <text:p text:style-name="P5"><text:span text:style-name="Strong_20_Emphasis">5G and V2X Communication</text:span>: Enabling fast data exchange between UAVs to improve real-time decision-making.</text:p>
        </text:list-item>
      </text:list>
      <text:p text:style-name="Text_20_body">By implementing these enhancements, the system can efficiently manage large-scale UAV operations in complex environments, ensuring safe and optimized airspace utilization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9:41:18.850724932</meta:creation-date>
    <dc:date>2025-03-30T20:01:25.984824867</dc:date>
    <meta:editing-duration>PT9M57S</meta:editing-duration>
    <meta:editing-cycles>1</meta:editing-cycles>
    <meta:document-statistic meta:table-count="0" meta:image-count="0" meta:object-count="0" meta:page-count="2" meta:paragraph-count="32" meta:word-count="496" meta:character-count="3581" meta:non-whitespace-character-count="3136"/>
    <meta:generator>LibreOffice/7.3.7.2$Linux_X86_64 LibreOffice_project/30$Build-2</meta:generator>
  </office:meta>
</office:document-meta>
</file>